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ca88" officeooo:paragraph-rsid="0018ca88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8ca88" officeooo:paragraph-rsid="0018ca88"/>
    </style:style>
    <style:style style:name="P3" style:family="paragraph" style:parent-style-name="Standard">
      <style:text-properties style:font-name="Arial" officeooo:rsid="00197c88" officeooo:paragraph-rsid="00197c88"/>
    </style:style>
    <style:style style:name="P4" style:family="paragraph" style:parent-style-name="Standard">
      <style:text-properties style:font-name="Arial" officeooo:rsid="001acd7a" officeooo:paragraph-rsid="001acd7a"/>
    </style:style>
    <style:style style:name="P5" style:family="paragraph" style:parent-style-name="Standard">
      <style:text-properties style:font-name="Arial" style:text-underline-style="solid" style:text-underline-width="bold" style:text-underline-color="#ff0000" officeooo:rsid="0018ca88" officeooo:paragraph-rsid="0018ca88"/>
    </style:style>
    <style:style style:name="P6" style:family="paragraph" style:parent-style-name="Standard">
      <style:text-properties style:font-name="Arial" style:text-underline-style="solid" style:text-underline-width="bold" style:text-underline-color="#ff0000" officeooo:rsid="0018ca88" officeooo:paragraph-rsid="00197c88"/>
    </style:style>
    <style:style style:name="P7" style:family="paragraph" style:parent-style-name="Standard">
      <style:paragraph-properties fo:text-align="center" style:justify-single-word="false"/>
      <style:text-properties style:font-name="Arial" style:text-underline-style="solid" style:text-underline-width="bold" style:text-underline-color="#ff0000" fo:font-weight="bold" officeooo:rsid="0018ca88" officeooo:paragraph-rsid="0018ca88" style:font-weight-asian="bold" style:font-weight-complex="bold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7c88"/>
    </style:style>
    <style:style style:name="T2" style:family="text">
      <style:text-properties officeooo:rsid="001acd7a"/>
    </style:style>
    <style:style style:name="T3" style:family="text">
      <style:text-properties style:text-underline-style="solid" style:text-underline-width="bold" style:text-underline-color="#ff0000" officeooo:rsid="0018ca88"/>
    </style:style>
    <style:style style:name="T4" style:family="text">
      <style:text-properties officeooo:rsid="001c9ff6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pitre 1 : Nombres premiers et divisibilité</text:p>
      <text:p text:style-name="P2"/>
      <text:p text:style-name="P5">I – Multiples et diviseurs</text:p>
      <text:p text:style-name="P1"/>
      <text:p text:style-name="P1"><text:tab/>S’il existe un entier k tels que <text:span text:style-name="T2">a = b x k</text:span>, alors a est un multiple de b, b est un diviseur = divise a et a est divisible par b</text:p>
      <text:p text:style-name="P1"/>
      <text:p text:style-name="P1"><text:tab/>La somme de 2 multiples de a est un multiple de a car :</text:p>
      <text:p text:style-name="P1">On écrit les 2 multiples <text:span text:style-name="T1">a x c et a x d </text:span></text:p>
      <text:p text:style-name="P3">La somme s’écrit donc a x c + a x d = a(c+d) = a x e avec e = c+d.</text:p>
      <text:p text:style-name="P3"/>
      <text:p text:style-name="P6">II – Nombres pairs et impairs</text:p>
      <text:p text:style-name="P3"/>
      <text:p text:style-name="P3"><text:tab/>S’il existe un entier p tels que n = 2p, alors n est pair. Au contraire s’il existe un entier p tels que n = 2p+1, alors n est impair</text:p>
      <text:p text:style-name="P3"><text:tab/></text:p>
      <text:p text:style-name="P3"><text:tab/>Le carré d’un nombre impair est impair</text:p>
      <text:p text:style-name="P3"/>
      <text:p text:style-name="P6">III – Nombres premiers</text:p>
      <text:p text:style-name="P3"/>
      <text:p text:style-name="P3"><text:tab/>Un nombre est premier s’il ne possède que 2 diviseurs, pas plus pas moins, 1 et lui-même. 1 et 0 ne sont pas premiers</text:p>
      <text:p text:style-name="P3"/>
      <text:p text:style-name="P3">Méthode pour savoir si un nombre n est premiers</text:p>
      <text:p text:style-name="P3"><text:tab/></text:p>
      <text:p text:style-name="P3">1. Crit<text:span text:style-name="T4">è</text:span>res de divisibilités (pair = divisible par 2, finit par 0, divisible par 10, etc)</text:p>
      <text:p text:style-name="P3">2. Calcul de <draw:g text:anchor-type="as-char" svg:y="-0.342cm" draw:z-index="0" draw:style-name="gr1"><svg:title>TexMaths</svg:title><svg:desc>12§display§\sqrt{n}§svg§600§FALSE§</svg:desc><draw:g draw:style-name="gr2"><draw:path draw:style-name="gr7" draw:text-style-name="P8" svg:width="0.559cm" svg:height="0.376cm" svg:x="0.001cm" svg:y="0.022cm" svg:viewBox="0 0 560 377" svg:d="M280 377c-94 0-186 0-280 0 0-126 0-251 0-377 186 0 373 0 560 0 0 126 0 251 0 377-94 0-188 0-280 0z"><text:p/></draw:path><draw:path draw:style-name="gr8" draw:text-style-name="P9" svg:width="0.326cm" svg:height="0.42cm" svg:x="0.01cm" svg:y="0.001cm" svg:viewBox="0 0 327 421" svg:d="M133 376c-25-54-49-108-74-162-4-7-5-7-6-7s-3 0-7 3c-14 10-28 20-41 29-5 5-5 6-5 7 0 2 1 5 4 5 2 0 9-6 14-9 2-3 10-8 13-11 28 61 57 122 84 182 3 8 5 8 9 8 6 0 7-3 10-9 64-132 128-263 190-395 3-6 3-7 3-9 0-3-4-8-9-8-2 0-5 2-8 10-59 122-118 244-177 366z"><text:p/></draw:path><draw:path draw:style-name="gr9" draw:text-style-name="P9" svg:width="0.252cm" svg:height="0.016cm" svg:x="0.329cm" svg:y="0.001cm" svg:viewBox="0 0 253 17" svg:d="M127 17c-42 0-85 0-127 0 0-6 0-11 0-17 84 0 168 0 253 0 0 6 0 11 0 17-42 0-84 0-126 0z"><text:p/></draw:path><draw:path draw:style-name="gr10" draw:text-style-name="P9" svg:width="0.227cm" svg:height="0.19cm" svg:x="0.342cm" svg:y="0.156cm" svg:viewBox="0 0 228 191" svg:d="M24 161c-1 6-4 17-4 18 0 9 6 12 12 12 5 0 14-3 16-12 1-1 6-20 8-31 4-13 6-27 10-39 2-8 5-18 7-27 1-7 5-19 5-22 6-12 29-50 68-50 20 0 23 15 23 28 0 27-20 81-27 99-4 10-4 14-4 19 0 19 14 35 35 35 40 0 55-61 55-65 0-5-5-5-6-5-3 0-3 2-6 9-8 27-21 52-43 52-7 0-10-4-10-15 0-10 4-20 8-29 8-23 26-69 26-94 0-27-18-44-49-44-38 0-58 26-65 36-3-23-21-36-40-36s-26 17-31 24c-7 14-12 39-12 41 0 4 4 4 5 4 3 0 5 0 7-10 7-30 16-49 30-49 8 0 13 4 13 19 0 8-1 13-6 35-8 32-17 65-25 97z"><text:p/></draw:path></draw:g></draw:g></text:p>
      <text:p text:style-name="P3">3. Test des nombres premiers inf<text:span text:style-name="T4">é</text:span>rieurs à <draw:g text:anchor-type="as-char" svg:y="-0.342cm" draw:z-index="1" draw:style-name="gr1"><svg:title>TexMaths</svg:title><svg:desc>12§display§\sqrt{n}§svg§600§FALSE§</svg:desc><draw:g draw:style-name="gr2"><draw:path draw:style-name="gr3" draw:text-style-name="P8" svg:width="0.559cm" svg:height="0.376cm" svg:x="0.001cm" svg:y="0.022cm" svg:viewBox="0 0 560 377" svg:d="M280 377c-94 0-186 0-280 0 0-126 0-251 0-377 186 0 373 0 560 0 0 126 0 251 0 377-94 0-188 0-280 0z"><text:p/></draw:path><draw:path draw:style-name="gr4" draw:text-style-name="P9" svg:width="0.326cm" svg:height="0.42cm" svg:x="0.01cm" svg:y="0.001cm" svg:viewBox="0 0 327 421" svg:d="M133 376c-25-54-49-108-74-162-4-7-5-7-6-7s-3 0-7 3c-14 10-28 20-41 29-5 5-5 6-5 7 0 2 1 5 4 5 2 0 9-6 14-9 2-3 10-8 13-11 28 61 57 122 84 182 3 8 5 8 9 8 6 0 7-3 10-9 64-132 128-263 190-395 3-6 3-7 3-9 0-3-4-8-9-8-2 0-5 2-8 10-59 122-118 244-177 366z"><text:p/></draw:path><draw:path draw:style-name="gr5" draw:text-style-name="P9" svg:width="0.252cm" svg:height="0.016cm" svg:x="0.329cm" svg:y="0.001cm" svg:viewBox="0 0 253 17" svg:d="M127 17c-42 0-85 0-127 0 0-6 0-11 0-17 84 0 168 0 253 0 0 6 0 11 0 17-42 0-84 0-126 0z"><text:p/></draw:path><draw:path draw:style-name="gr6" draw:text-style-name="P9" svg:width="0.227cm" svg:height="0.19cm" svg:x="0.342cm" svg:y="0.156cm" svg:viewBox="0 0 228 191" svg:d="M24 161c-1 6-4 17-4 18 0 9 6 12 12 12 5 0 14-3 16-12 1-1 6-20 8-31 4-13 6-27 10-39 2-8 5-18 7-27 1-7 5-19 5-22 6-12 29-50 68-50 20 0 23 15 23 28 0 27-20 81-27 99-4 10-4 14-4 19 0 19 14 35 35 35 40 0 55-61 55-65 0-5-5-5-6-5-3 0-3 2-6 9-8 27-21 52-43 52-7 0-10-4-10-15 0-10 4-20 8-29 8-23 26-69 26-94 0-27-18-44-49-44-38 0-58 26-65 36-3-23-21-36-40-36s-26 17-31 24c-7 14-12 39-12 41 0 4 4 4 5 4 3 0 5 0 7-10 7-30 16-49 30-49 8 0 13 4 13 19 0 8-1 13-6 35-8 32-17 65-25 97z"><text:p/></draw:path></draw:g></draw:g>.</text:p>
      <text:p text:style-name="P3">Si aucun nombre ne divise n, alors il est premier.</text:p>
      <text:p text:style-name="P3"/>
      <text:p text:style-name="P6">III – Fractions irréductibles</text:p>
      <text:p text:style-name="P6"/>
      <text:p text:style-name="P3"><text:tab/><text:span text:style-name="T2">Une fraction est irréductible lorsque le nominateur et dénominateur n’ont que 1 comme diviseur commun. On dit alors qu’ils sont premiers entre eux.</text:span></text:p>
      <text:p text:style-name="P3"/>
      <text:p text:style-name="P4">Pour rendre une fraction irréductible, on décompose les 2 parties en produit de facteur premier et on simplifie. <text:s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09:01:41.581000000</meta:creation-date>
    <dc:date>2021-10-16T09:37:28.152000000</dc:date>
    <meta:editing-duration>PT9M34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1" meta:word-count="249" meta:character-count="1238" meta:non-whitespace-character-count="992"/>
  </office:meta>
</office:document-meta>
</file>